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3" officeooo:paragraph-rsid="00158a13"/>
    </style:style>
    <style:style style:name="P2" style:family="paragraph" style:parent-style-name="Standard">
      <style:text-properties officeooo:rsid="0015d95e" officeooo:paragraph-rsid="0015d95e"/>
    </style:style>
    <style:style style:name="P3" style:family="paragraph" style:parent-style-name="Standard">
      <style:text-properties officeooo:rsid="0017c389" officeooo:paragraph-rsid="0017c389"/>
    </style:style>
    <style:style style:name="P4" style:family="paragraph" style:parent-style-name="Standard">
      <style:text-properties officeooo:rsid="00158a13" officeooo:paragraph-rsid="00158a13"/>
    </style:style>
    <style:style style:name="P5" style:family="paragraph" style:parent-style-name="Standard">
      <style:text-properties officeooo:rsid="001998e7" officeooo:paragraph-rsid="00199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tbell developer handbook</text:p>
      <text:p text:style-name="P1"/>
      <text:p text:style-name="P1"/>
      <text:h text:style-name="Heading_20_1" text:outline-level="1">Tools used</text:h>
      <text:p text:style-name="P2">Lazarus IDE</text:p>
      <text:p text:style-name="P2">Inkscape</text:p>
      <text:p text:style-name="P2">Imagemagick</text:p>
      <text:p text:style-name="P3">Shell</text:p>
      <text:p text:style-name="P5"/>
      <text:p text:style-name="P1">Third party libraries used</text:p>
      <text:p text:style-name="P1">BgraBitmap</text:p>
      <text:p text:style-name="P5">PortAudio</text:p>
      <text:p text:style-name="P5">SndFile</text:p>
      <text:p text:style-name="P5">LibMpg123</text:p>
      <text:p text:style-name="P1"/>
      <text:p text:style-name="P5">How to setup your development environment</text:p>
      <text:p text:style-name="P5">Install Lazarus</text:p>
      <text:p text:style-name="P5">Intall BGRABitmap lkp</text:p>
      <text:p text:style-name="P5">Obtain libraries</text:p>
      <text:p text:style-name="P5"/>
      <text:p text:style-name="P1">Logging</text:p>
      <text:p text:style-name="P1">Teventlog</text:p>
      <text:p text:style-name="P1"/>
      <text:p text:style-name="P1">Build</text:p>
      <text:p text:style-name="P1">Development</text:p>
      <text:p text:style-name="P1">Assertions</text:p>
      <text:p text:style-name="P1">Assertions are used liberally to intercept runtime anomalous behaviour. These checks run during development testing in builds with debug info, but would not be part of the release build.</text:p>
      <text:p text:style-name="P1">Compiler options -&gt; Custom options -&gt; -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1:05:10.950000000</meta:creation-date>
    <dc:date>2020-04-29T21:35:19.829000000</dc:date>
    <meta:editing-duration>PT18M36S</meta:editing-duration>
    <meta:editing-cycles>4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22" meta:word-count="72" meta:character-count="494" meta:non-whitespace-character-count="444"/>
  </office:meta>
</office:document-meta>
</file>